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6d4f" officeooo:paragraph-rsid="000b6d4f"/>
    </style:style>
    <style:style style:name="P2" style:family="paragraph" style:parent-style-name="Standard">
      <style:text-properties officeooo:rsid="000bd732" officeooo:paragraph-rsid="000bd732"/>
    </style:style>
    <style:style style:name="P3" style:family="paragraph" style:parent-style-name="Standard">
      <style:text-properties officeooo:rsid="000bd732" officeooo:paragraph-rsid="000c8d44"/>
    </style:style>
    <style:style style:name="P4" style:family="paragraph" style:parent-style-name="Standard">
      <style:text-properties officeooo:rsid="000c8d44" officeooo:paragraph-rsid="000c8d44"/>
    </style:style>
    <style:style style:name="P5" style:family="paragraph" style:parent-style-name="Standard">
      <style:text-properties officeooo:rsid="000dbbdb" officeooo:paragraph-rsid="000dbbdb"/>
    </style:style>
    <style:style style:name="P6" style:family="paragraph" style:parent-style-name="Standard">
      <style:text-properties officeooo:rsid="000e0fa3" officeooo:paragraph-rsid="000e0fa3"/>
    </style:style>
    <style:style style:name="T1" style:family="text">
      <style:text-properties officeooo:rsid="000c2a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ext:p>
      <text:p text:style-name="P1">OPC Server/Client </text:p>
      <text:p text:style-name="P1"/>
      <text:p text:style-name="P2">Starten eines OPC Servers</text:p>
      <text:p text:style-name="P2"/>
      <text:p text:style-name="P2">Als erstes muss der OPC Server initialisiert bzw. Instanziiert werden. Des geschieht durch den Aufruf der Funktion </text:p>
      <text:p text:style-name="P2"/>
      <text:p text:style-name="P2">UA_Server_new(config);</text:p>
      <text:p text:style-name="P2"/>
      <text:p text:style-name="P2">Dieser Funktion wird ein Konfigurationsstruktur übergeben welche ins unserem Fall die Standartkonfiguration ist, welche von open62541 initialisiert und vorgegeben ist. Allerdings muss bei jeder Konfiguration der Networklayer initialisiert werden bzw. Der Verbindungstyp und der Port den der Server benutzt.</text:p>
      <text:p text:style-name="P2">Durch die zuweisung:</text:p>
      <text:p text:style-name="P2"/>
      <text:p text:style-name="P2">UA_Server *server = UA_Server_new(config);</text:p>
      <text:p text:style-name="P2"/>
      <text:p text:style-name="P2">Erlangt man eine Referenz auf einen OPC-Server mit der entsprechenden Konfiguration.</text:p>
      <text:p text:style-name="P2">Daraufhin werden durch die Aufrufe folgender Funktionen:</text:p>
      <text:p text:style-name="P2"/>
      <text:p text:style-name="P2">defineObjectTypes(server);</text:p>
      <text:p text:style-name="P2">addRoboterarmObjectInstance(server, "Roborterarm");</text:p>
      <text:p text:style-name="P2">addRoboterarmTypeConstructor(server);</text:p>
      <text:p text:style-name="P2"><text:s/></text:p>
      <text:p text:style-name="P2">Die entsprechenden Nodes dem Server hinzugefügt. <text:span text:style-name="T1">Dies geschieht in der Roboterarmobjekt_v2.c in welcher ein Roboterarmobjekt erstellt wird und dem OPC Server hinzugefügt wird. Die Funktionen:</text:span></text:p>
      <text:p text:style-name="P2"/>
      <text:p text:style-name="P3">addRoboterarmObjectInstance(server, "Roborterarm");</text:p>
      <text:p text:style-name="P3">addRoboterarmTypeConstructor(server);</text:p>
      <text:p text:style-name="P3"/>
      <text:p text:style-name="P4">sind heirbei vom open 62541 stack übernommen worden und leicht modifiziert worden. In der Funktion:</text:p>
      <text:p text:style-name="P4"/>
      <text:p text:style-name="P3">defineObjectTypes(server);</text:p>
      <text:p text:style-name="P3"/>
      <text:p text:style-name="P4">wird letztendlich das eigentlich Objekt erstellt, welches später in ein Baustruktur vorliegt. In dieser Baumstruktur bilden Die Blätter die Knotenpunkte in denen Letztendlich die Werte gespeichert und abgerufen werden. Die anderen Diesen zu Orientierung in Einordnung wie bei einem Filesystem Ordner. Das Erstellen eines Solchen Knoten sieht folgendermasen aus: </text:p>
      <text:p text:style-name="P4"/>
      <text:p text:style-name="P4"><text:s text:c="2"/>UA_VariableAttributes nameAttr;</text:p>
      <text:p text:style-name="P4"><text:s text:c="2"/>UA_VariableAttributes_init(&amp;nameAttr);</text:p>
      <text:p text:style-name="P4"><text:s text:c="2"/>nameAttr.displayName = UA_LOCALIZEDTEXT("en_US", "Modellname");</text:p>
      <text:p text:style-name="P4"><text:s text:c="2"/>UA_String name = UA_STRING("Robo9000");</text:p>
      <text:p text:style-name="P4"><text:s text:c="2"/>UA_Variant_setScalar(&amp;nameAttr.value, &amp;name, &amp;UA_TYPES[UA_TYPES_STRING]);</text:p>
      <text:p text:style-name="P4"/>
      <text:p text:style-name="P4"><text:s text:c="2"/>UA_Server_addVariableNode(server, UA_NODEID_NULL, deviceTypeId,</text:p>
      <text:p text:style-name="P4"><text:s text:c="30"/>UA_NODEID_NUMERIC(0, UA_NS0ID_HASCOMPONENT),</text:p>
      <text:p text:style-name="P4"><text:s text:c="30"/>UA_QUALIFIEDNAME(1, "Modellname"),</text:p>
      <text:p text:style-name="P4"><text:s text:c="30"/>UA_NODEID_NULL, nameAttr, NULL, NULL);</text:p>
      <text:p text:style-name="P4"><text:soft-page-break/>Bei diesem Beispiel handelt es sich um ein Blatt in der Baumstruktur. Dies erkennt man an dem angegeben Nodetype: <text:s text:c="2"/>UA_NODEID_NUMERIC(0, UA_NS0ID_HASCOMPONENT).</text:p>
      <text:p text:style-name="P4">Des weiteren wird Dem Knoten ein Attribut zugewiesen. In diesem Fall ist es der Modellname des Roboterarms:</text:p>
      <text:p text:style-name="P4"><text:s/></text:p>
      <text:p text:style-name="P4">UA_VariableAttributes nameAttr;</text:p>
      <text:p text:style-name="P4">UA_VariableAttributes_init(&amp;nameAttr);</text:p>
      <text:p text:style-name="P4">nameAttr.displayName = UA_LOCALIZEDTEXT("en_US", "Modellname");</text:p>
      <text:p text:style-name="P4">UA_String name = UA_STRING("Robo9000");</text:p>
      <text:p text:style-name="P4">UA_Variant_setScalar(&amp;nameAttr.value, &amp;name, &amp;UA_TYPES[UA_TYPES_STRING]);</text:p>
      <text:p text:style-name="P4"/>
      <text:p text:style-name="P4">Dieses Attribut wird ein der Darauffolgenden Funktion <text:s/>UA_Server_addVariableNode(...) übergeben und Dem Server hinzugefügt.</text:p>
      <text:p text:style-name="P5"/>
      <text:p text:style-name="P5">Nun Hat man eine OPC Server in dem sich ein Roboterarm Objekt befindet. Um nun diesen Roboterarm zu simulieren werden in der Server_v2.c drei Threads gestartet welche in der <text:span text:style-name="T1">Roboterarmobjekt_v2.c </text:span>definiert sind. Diese generieren per Zufall werte und speisen den den OPC Server mit Werten. </text:p>
      <text:p text:style-name="P5"/>
      <text:p text:style-name="P5">//Temperatur Threading Funktion</text:p>
      <text:p text:style-name="P5">void *calcCurrentTemp(void *serverPtr) {</text:p>
      <text:p text:style-name="P5"><text:s text:c="4"/>printf("Temperatur Thread started\n");</text:p>
      <text:p text:style-name="P5"><text:s text:c="4"/>while(true){</text:p>
      <text:p text:style-name="P5"><text:s text:c="8"/>printf("Temperatur Wert: %f\n", Temperatur);</text:p>
      <text:p text:style-name="P5"><text:s text:c="8"/>//generateTemperature gibt neue Tempertur zurück vom Typ Double</text:p>
      <text:p text:style-name="P5"><text:s text:c="8"/>Temperatur = generateValues(2.0,-2.0,Temperatur);</text:p>
      <text:p text:style-name="P5"><text:s text:c="8"/>UA_Variant_setScalar(t_temperatureAttr, &amp;Temperatur, &amp;UA_TYPES[UA_TYPES_DOUBLE]);</text:p>
      <text:p text:style-name="P5"><text:s text:c="8"/>UA_Server_writeValue(serverPtr,*temperatureNodeId,*t_temperatureAttr); //&lt;- alternative NodeId Hardcodederstellen mit bsp. UA_NODEID_NUMERIC(1,119)</text:p>
      <text:p text:style-name="P5"><text:s text:c="8"/>sleep(1);</text:p>
      <text:p text:style-name="P5"><text:s text:c="4"/>}</text:p>
      <text:p text:style-name="P5">} </text:p>
      <text:p text:style-name="P5"/>
      <text:p text:style-name="P5">Hierbei wird über die Funktion:</text:p>
      <text:p text:style-name="P5"/>
      <text:p text:style-name="P5">UA_Variant_setScalar(t_temperatureAttr, &amp;Temperatur, &amp;UA_TYPES[UA_TYPES_DOUBLE])</text:p>
      <text:p text:style-name="P5"/>
      <text:p text:style-name="P5">Ein Skalar erstellt welches dann über die Funktion :</text:p>
      <text:p text:style-name="P5"/>
      <text:p text:style-name="P5">UA_Server_writeValue(serverPtr,*temperatureNodeId,*t_temperatureAttr)</text:p>
      <text:p text:style-name="P5"/>
      <text:p text:style-name="P5">in den Konten der Temperatur geschrieben wird.</text:p>
      <text:p text:style-name="P5"/>
      <text:p text:style-name="P6">Das Resultat daraus ist ein OPC Server der von einer Simulierten Maschine mit Werten gespeist wird und über eine bestimmte Adresse erreichbar ist.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4:24:48.432000000</meta:creation-date>
    <dc:date>2017-06-12T15:24:43.721000000</dc:date>
    <meta:editing-duration>PT29M32S</meta:editing-duration>
    <meta:editing-cycles>4</meta:editing-cycles>
    <meta:generator>LibreOffice/4.3.7.2$Windows_x86 LibreOffice_project/8a35821d8636a03b8bf4e15b48f59794652c68ba</meta:generator>
    <meta:document-statistic meta:table-count="0" meta:image-count="0" meta:object-count="0" meta:page-count="2" meta:paragraph-count="57" meta:word-count="409" meta:character-count="4034" meta:non-whitespace-character-count="3506"/>
  </office:meta>
</office:document-meta>
</file>